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2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3" style:family="paragraph" style:parent-style-name="Heading_20_1">
      <style:paragraph-properties fo:text-align="start" style:justify-single-word="false"/>
      <style:text-properties fo:font-variant="normal" fo:text-transform="none" fo:color="#212529" officeooo:rsid="001c3b9d" officeooo:paragraph-rsid="001c3b9d" style:font-name-asian="Microsoft JhengHei fixed" style:font-size-asian="31.5pt" style:font-style-asian="normal" style:font-weight-asian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2c4b9e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15e227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5640ef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5893ee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2c4b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臉上的三寸金蓮</text:h>
      <text:p text:style-name="P1"/>
      <text:p text:style-name="P2"/>
      <text:p text:style-name="P5">正坐在街角休息</text:p>
      <text:p text:style-name="P5">前方忽然停了一輛轎車</text:p>
      <text:p text:style-name="P5">下來一白衣高跟</text:p>
      <text:p text:style-name="P5">在初春的暖陽下</text:p>
      <text:p text:style-name="P5">臉上精貴的化妝品反射出銀白色的光</text:p>
      <text:p text:style-name="P5">那樣子</text:p>
      <text:p text:style-name="P5">活像一個剛從鬼片片場回來的演員</text:p>
      <text:p text:style-name="P5">我樂了，人生苦短，但人間總是有笑料</text:p>
      <text:p text:style-name="P7">大姐，你該加點五金粉啦</text:p>
      <text:p text:style-name="P7">金光閃閃，好像觀音下凡，到哪都有信衆跪拜</text:p>
      <text:p text:style-name="P6">或者加點熒光粉</text:p>
      <text:p text:style-name="P6">這樣另一半晚上不用開燈也能找到你辦事</text:p>
      <text:p text:style-name="P4"/>
      <text:p text:style-name="P4">歷史總是在重複，只是形式不一樣</text:p>
      <text:p text:style-name="P4">我們在笑清朝女人的三寸金蓮</text:p>
      <text:p text:style-name="P4">而我們如今的女人又何嘗不是把自己的臉變成三寸金蓮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3-10T09:28:36.193509299</dc:date>
    <meta:editing-duration>PT2H15M40S</meta:editing-duration>
    <meta:editing-cycles>73</meta:editing-cycles>
    <meta:document-statistic meta:table-count="0" meta:image-count="0" meta:object-count="0" meta:page-count="1" meta:paragraph-count="16" meta:word-count="197" meta:character-count="197" meta:non-whitespace-character-count="197"/>
  </office:meta>
</office:document-meta>
</file>